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529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723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en" fo:country="US" style:text-underline-style="none" fo:font-weight="bold" officeooo:rsid="003a33e3" officeooo:paragraph-rsid="003a33e3" style:font-size-asian="10pt" style:font-weight-asian="bold"/>
    </style:style>
    <style:style style:name="P2" style:family="paragraph" style:parent-style-name="Footnote">
      <style:paragraph-properties fo:padding="0cm" fo:border="none" style:snap-to-layout-grid="false"/>
      <style:text-properties fo:language="en" fo:country="US" officeooo:paragraph-rsid="002e1fcc"/>
    </style:style>
    <style:style style:name="P3" style:family="paragraph" style:parent-style-name="Footnote">
      <style:paragraph-properties fo:text-align="end" style:justify-single-word="false" fo:padding="0cm" fo:border="none" style:snap-to-layout-grid="false"/>
      <style:text-properties fo:language="en" fo:country="US" officeooo:paragraph-rsid="002e1fcc"/>
    </style:style>
    <style:style style:name="P4" style:family="paragraph" style:parent-style-name="Standard">
      <style:paragraph-properties fo:text-align="end" style:justify-single-word="false"/>
      <style:text-properties fo:language="en" fo:country="US" officeooo:paragraph-rsid="002e1fcc"/>
    </style:style>
    <style:style style:name="P5" style:family="paragraph" style:parent-style-name="Standard">
      <style:text-properties fo:language="en" fo:country="US" officeooo:paragraph-rsid="002e1fcc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en" fo:country="US" officeooo:paragraph-rsid="002c3669"/>
    </style:style>
    <style:style style:name="P7" style:family="paragraph" style:parent-style-name="Standard">
      <style:text-properties fo:language="en" fo:country="US" officeooo:paragraph-rsid="002c3669"/>
    </style:style>
    <style:style style:name="P8" style:family="paragraph" style:parent-style-name="Footnote">
      <style:paragraph-properties fo:padding="0cm" fo:border="none"/>
      <style:text-properties fo:font-size="8pt" fo:language="en" fo:country="US" officeooo:paragraph-rsid="002e1fcc" style:font-size-asian="8pt" style:font-size-complex="8pt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4pt" fo:language="en" fo:country="US" style:text-underline-style="none" fo:font-weight="bold" officeooo:rsid="0065d77b" officeooo:paragraph-rsid="0065d77b" style:font-size-asian="14pt" style:font-weight-asian="bold" style:font-size-complex="14pt" style:font-weight-complex="bold"/>
    </style:style>
    <style:style style:name="P10" style:family="paragraph" style:parent-style-name="Párrafo_20_de_20_lista">
      <loext:graphic-properties draw:fill="none"/>
      <style:paragraph-properties fo:margin-left="0.7cm" fo:margin-right="0cm" fo:margin-top="0.101cm" fo:margin-bottom="0.349cm" style:contextual-spacing="false" fo:hyphenation-ladder-count="no-limit" fo:text-indent="0cm" style:auto-text-indent="false" fo:background-color="transparent">
        <style:tab-stops/>
      </style:paragraph-properties>
      <style:text-properties officeooo:rsid="006c1e8a" officeooo:paragraph-rsid="006c1e8a" fo:hyphenate="false" fo:hyphenation-remain-char-count="2" fo:hyphenation-push-char-count="2" loext:hyphenation-no-caps="false"/>
    </style:style>
    <style:style style:name="P11" style:family="paragraph" style:parent-style-name="Párrafo_20_de_20_lista">
      <loext:graphic-properties draw:fill="none"/>
      <style:paragraph-properties fo:margin-left="0.7cm" fo:margin-right="0cm" fo:margin-top="0.101cm" fo:margin-bottom="0.349cm" style:contextual-spacing="false" fo:hyphenation-ladder-count="no-limit" fo:text-indent="0cm" style:auto-text-indent="false" fo:background-color="transparent">
        <style:tab-stops/>
      </style:paragraph-properties>
      <style:text-properties style:font-name="Calibri1" fo:font-size="2pt" officeooo:rsid="001a4312" officeooo:paragraph-rsid="00620640" style:font-size-asian="1.75pt" style:font-size-complex="2pt" fo:hyphenate="false" fo:hyphenation-remain-char-count="2" fo:hyphenation-push-char-count="2" loext:hyphenation-no-caps="false"/>
    </style:style>
    <style:style style:name="P12" style:family="paragraph" style:parent-style-name="Párrafo_20_de_20_lista" style:list-style-name="L1">
      <loext:graphic-properties draw:fill="none"/>
      <style:paragraph-properties fo:margin-top="0.101cm" fo:margin-bottom="0.349cm" style:contextual-spacing="false" fo:hyphenation-ladder-count="no-limit" fo:background-color="transparent">
        <style:tab-stops/>
      </style:paragraph-properties>
      <style:text-properties style:font-name="Calibri1" officeooo:rsid="001a4312" officeooo:paragraph-rsid="00620640" fo:hyphenate="false" fo:hyphenation-remain-char-count="2" fo:hyphenation-push-char-count="2" loext:hyphenation-no-caps="false"/>
    </style:style>
    <style:style style:name="P13" style:family="paragraph" style:parent-style-name="Párrafo_20_de_20_lista" style:list-style-name="L1">
      <loext:graphic-properties draw:fill="none"/>
      <style:paragraph-properties fo:margin-top="0.101cm" fo:margin-bottom="0.349cm" style:contextual-spacing="false" fo:hyphenation-ladder-count="no-limit" fo:background-color="transparent">
        <style:tab-stops/>
      </style:paragraph-properties>
      <style:text-properties style:font-name="Calibri1" officeooo:rsid="006df352" officeooo:paragraph-rsid="006df352" fo:hyphenate="false" fo:hyphenation-remain-char-count="2" fo:hyphenation-push-char-count="2" loext:hyphenation-no-caps="false"/>
    </style:style>
    <style:style style:name="P14" style:family="paragraph" style:parent-style-name="Párrafo_20_de_20_lista" style:list-style-name="L1">
      <loext:graphic-properties draw:fill="none"/>
      <style:paragraph-properties fo:margin-top="0.101cm" fo:margin-bottom="0.349cm" style:contextual-spacing="false" fo:hyphenation-ladder-count="no-limit" fo:background-color="transparent">
        <style:tab-stops/>
      </style:paragraph-properties>
      <style:text-properties style:font-name="Calibri1" officeooo:rsid="006c1e8a" officeooo:paragraph-rsid="006dfb74" fo:hyphenate="false" fo:hyphenation-remain-char-count="2" fo:hyphenation-push-char-count="2" loext:hyphenation-no-caps="false"/>
    </style:style>
    <style:style style:name="P15" style:family="paragraph" style:parent-style-name="Párrafo_20_de_20_lista" style:list-style-name="L1">
      <loext:graphic-properties draw:fill="none"/>
      <style:paragraph-properties fo:margin-top="0.101cm" fo:margin-bottom="0.349cm" style:contextual-spacing="false" fo:hyphenation-ladder-count="no-limit" fo:background-color="transparent">
        <style:tab-stops/>
      </style:paragraph-properties>
      <style:text-properties style:font-name="Calibri1" officeooo:rsid="006dfb74" officeooo:paragraph-rsid="006dfb74" fo:hyphenate="false" fo:hyphenation-remain-char-count="2" fo:hyphenation-push-char-count="2" loext:hyphenation-no-caps="false"/>
    </style:style>
    <style:style style:name="P16" style:family="paragraph" style:parent-style-name="Párrafo_20_de_20_lista" style:list-style-name="L1">
      <loext:graphic-properties draw:fill="none"/>
      <style:paragraph-properties fo:margin-top="0.101cm" fo:margin-bottom="0.349cm" style:contextual-spacing="false" fo:hyphenation-ladder-count="no-limit" fo:background-color="transparent">
        <style:tab-stops/>
      </style:paragraph-properties>
      <style:text-properties style:font-name="Calibri1" officeooo:rsid="006ed4fa" officeooo:paragraph-rsid="006ed4fa" fo:hyphenate="false" fo:hyphenation-remain-char-count="2" fo:hyphenation-push-char-count="2" loext:hyphenation-no-caps="false"/>
    </style:style>
    <style:style style:name="P17" style:family="paragraph" style:parent-style-name="Párrafo_20_de_20_lista" style:list-style-name="L1">
      <loext:graphic-properties draw:fill="none"/>
      <style:paragraph-properties fo:margin-top="0.101cm" fo:margin-bottom="0.349cm" style:contextual-spacing="false" fo:hyphenation-ladder-count="no-limit" fo:background-color="transparent">
        <style:tab-stops/>
      </style:paragraph-properties>
      <style:text-properties style:font-name="Calibri1" officeooo:rsid="00744c25" officeooo:paragraph-rsid="00744c25" fo:hyphenate="false" fo:hyphenation-remain-char-count="2" fo:hyphenation-push-char-count="2" loext:hyphenation-no-caps="false"/>
    </style:style>
    <style:style style:name="P18" style:family="paragraph" style:parent-style-name="Párrafo_20_de_20_lista" style:list-style-name="WWNum1">
      <loext:graphic-properties draw:fill="none"/>
      <style:paragraph-properties fo:margin-left="0.7cm" fo:margin-right="0cm" fo:margin-top="0.101cm" fo:margin-bottom="0.349cm" style:contextual-spacing="false" fo:hyphenation-ladder-count="no-limit" fo:text-indent="0cm" style:auto-text-indent="false" fo:background-color="transparent">
        <style:tab-stops/>
      </style:paragraph-properties>
      <style:text-properties officeooo:paragraph-rsid="00620640" fo:hyphenate="false" fo:hyphenation-remain-char-count="2" fo:hyphenation-push-char-count="2" loext:hyphenation-no-caps="false"/>
    </style:style>
    <style:style style:name="P19" style:family="paragraph" style:parent-style-name="Párrafo_20_de_20_lista" style:list-style-name="L1">
      <loext:graphic-properties draw:fill="none"/>
      <style:paragraph-properties fo:margin-top="0.101cm" fo:margin-bottom="0.349cm" style:contextual-spacing="false" fo:hyphenation-ladder-count="no-limit" fo:background-color="transparent">
        <style:tab-stops/>
      </style:paragraph-properties>
      <style:text-properties officeooo:paragraph-rsid="00620640" fo:hyphenate="false" fo:hyphenation-remain-char-count="2" fo:hyphenation-push-char-count="2" loext:hyphenation-no-caps="false"/>
    </style:style>
    <style:style style:name="P20" style:family="paragraph" style:parent-style-name="Párrafo_20_de_20_lista" style:list-style-name="WWNum1">
      <loext:graphic-properties draw:fill="none"/>
      <style:paragraph-properties fo:margin-left="0.7cm" fo:margin-right="0cm" fo:margin-top="0.101cm" fo:margin-bottom="0.349cm" style:contextual-spacing="false" fo:hyphenation-ladder-count="no-limit" fo:text-indent="0cm" style:auto-text-indent="false" fo:background-color="transparent">
        <style:tab-stops/>
      </style:paragraph-properties>
      <style:text-properties officeooo:rsid="006a1ee0" officeooo:paragraph-rsid="006a1ee0" fo:hyphenate="false" fo:hyphenation-remain-char-count="2" fo:hyphenation-push-char-count="2" loext:hyphenation-no-caps="false"/>
    </style:style>
    <style:style style:name="P21" style:family="paragraph" style:parent-style-name="Párrafo_20_de_20_lista" style:list-style-name="WWNum1">
      <loext:graphic-properties draw:fill="none"/>
      <style:paragraph-properties fo:margin-left="0.7cm" fo:margin-right="0cm" fo:margin-top="0.101cm" fo:margin-bottom="0.349cm" style:contextual-spacing="false" fo:hyphenation-ladder-count="no-limit" fo:text-indent="0cm" style:auto-text-indent="false" fo:background-color="transparent">
        <style:tab-stops/>
      </style:paragraph-properties>
      <style:text-properties officeooo:rsid="006a1ee0" officeooo:paragraph-rsid="006c1e8a" fo:hyphenate="false" fo:hyphenation-remain-char-count="2" fo:hyphenation-push-char-count="2" loext:hyphenation-no-caps="false"/>
    </style:style>
    <style:style style:name="P22" style:family="paragraph" style:parent-style-name="Párrafo_20_de_20_lista" style:list-style-name="L1">
      <loext:graphic-properties draw:fill="none"/>
      <style:paragraph-properties fo:margin-left="0.7cm" fo:margin-right="0cm" fo:margin-top="0.101cm" fo:margin-bottom="0.349cm" style:contextual-spacing="false" fo:hyphenation-ladder-count="no-limit" fo:text-indent="0cm" style:auto-text-indent="false" fo:background-color="transparent">
        <style:tab-stops/>
      </style:paragraph-properties>
      <style:text-properties officeooo:rsid="006a1ee0" officeooo:paragraph-rsid="006a1ee0" fo:hyphenate="false" fo:hyphenation-remain-char-count="2" fo:hyphenation-push-char-count="2" loext:hyphenation-no-caps="false"/>
    </style:style>
    <style:style style:name="P23" style:family="paragraph" style:parent-style-name="Standard" style:list-style-name="L1">
      <loext:graphic-properties draw:fill="none"/>
      <style:paragraph-properties fo:margin-left="0.7cm" fo:margin-right="0cm" fo:margin-top="0.101cm" fo:margin-bottom="0.349cm" style:contextual-spacing="false" fo:hyphenation-ladder-count="no-limit" fo:text-indent="0cm" style:auto-text-indent="false" fo:background-color="transparent">
        <style:tab-stops/>
      </style:paragraph-properties>
      <style:text-properties style:font-name="Calibri" officeooo:rsid="006dfb74" officeooo:paragraph-rsid="006dfb74" fo:hyphenate="false" fo:hyphenation-remain-char-count="2" fo:hyphenation-push-char-count="2" loext:hyphenation-no-caps="false"/>
    </style:style>
    <style:style style:name="P24" style:family="paragraph" style:parent-style-name="Text_20_body">
      <style:paragraph-properties fo:text-align="justify" style:justify-single-word="false"/>
      <style:text-properties style:font-name="Arial1" fo:font-size="14pt" fo:language="en" fo:country="US" style:text-underline-style="none" fo:font-weight="bold" officeooo:rsid="0065d77b" officeooo:paragraph-rsid="0065d77b" style:font-size-asian="14pt" style:font-weight-asian="bold" style:font-size-complex="14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ca" fo:country="ES" style:font-size-asian="8pt" style:font-size-complex="8pt"/>
    </style:style>
    <style:style style:name="T3" style:family="text">
      <style:text-properties officeooo:rsid="001729ec"/>
    </style:style>
    <style:style style:name="T4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fo:color="#000000" loext:opacity="100%" style:font-name="Arial1" fo:font-size="10pt" style:text-underline-style="none" fo:font-weight="bold" officeooo:rsid="003dd9ef" style:font-size-asian="10pt" style:font-weight-asian="bold" style:font-name-complex="Arial1" style:font-size-complex="10pt" style:font-weight-complex="bold"/>
    </style:style>
    <style:style style:name="T7" style:family="text">
      <style:text-properties fo:color="#000000" loext:opacity="100%" style:font-name="Arial1" fo:font-size="10pt" style:text-underline-style="none" fo:font-weight="bold" officeooo:rsid="005144d7" style:font-size-asian="10pt" style:font-weight-asian="bold" style:font-name-complex="Arial1" style:font-size-complex="10pt" style:font-weight-complex="bold"/>
    </style:style>
    <style:style style:name="T8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9" style:family="text">
      <style:text-properties style:font-name="Calibri1"/>
    </style:style>
    <style:style style:name="T10" style:family="text">
      <style:text-properties style:font-name="Calibri1" officeooo:rsid="001a4312"/>
    </style:style>
    <style:style style:name="T11" style:family="text">
      <style:text-properties style:font-name="Calibri1" officeooo:rsid="001b81ed"/>
    </style:style>
    <style:style style:name="T12" style:family="text">
      <style:text-properties style:font-name="Calibri1" officeooo:rsid="001bd8fb"/>
    </style:style>
    <style:style style:name="T13" style:family="text">
      <style:text-properties style:font-name="Calibri1" officeooo:rsid="006df352"/>
    </style:style>
    <style:style style:name="T14" style:family="text">
      <style:text-properties style:font-name="Calibri1" officeooo:rsid="00744c25"/>
    </style:style>
    <style:style style:name="T15" style:family="text">
      <style:text-properties style:font-name="Calibri1" fo:font-style="italic" officeooo:rsid="001b81ed" style:font-style-asian="italic" style:font-style-complex="italic"/>
    </style:style>
    <style:style style:name="T16" style:family="text">
      <style:text-properties style:font-name="Calibri1" fo:font-style="italic" officeooo:rsid="00744c25" style:font-style-asian="italic" style:font-style-complex="italic"/>
    </style:style>
    <style:style style:name="T17" style:family="text">
      <style:text-properties style:font-name="Calibri1" fo:font-style="italic" officeooo:rsid="001a4312" style:font-style-asian="italic" style:font-style-complex="italic"/>
    </style:style>
    <style:style style:name="T18" style:family="text">
      <style:text-properties officeooo:rsid="006c1e8a"/>
    </style:style>
    <style:style style:name="T19" style:family="text">
      <style:text-properties officeooo:rsid="001a4312"/>
    </style:style>
    <style:style style:name="T20" style:family="text">
      <style:text-properties officeooo:rsid="006df352"/>
    </style:style>
    <style:style style:name="T21" style:family="text">
      <style:text-properties officeooo:rsid="006dfb74"/>
    </style:style>
    <style:style style:name="T22" style:family="text">
      <style:text-properties officeooo:rsid="00728f3b"/>
    </style:style>
    <style:style style:name="T23" style:family="text">
      <style:text-properties officeooo:rsid="00744c25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6"><text:span text:style-name="T4">Mòdul </text:span><text:span text:style-name="T6">9 – </text:span><text:span text:style-name="T7">UF1. Seguretat i criptografia</text:span></text:p>
          </table:table-cell>
        </table:table-row>
        <table:table-row table:style-name="Taula1.2">
          <table:table-cell table:style-name="Taula1.A2" office:value-type="string">
            <text:p text:style-name="P6"><text:span text:style-name="T5">2</text:span><text:span text:style-name="T8">n <text:s text:c="2"/></text:span><text:span text:style-name="T4">CFGS Desenvolupament d'Aplicacions Multiplataforma</text:span></text:p>
          </table:table-cell>
        </table:table-row>
      </table:table>
      <text:p text:style-name="P7"/>
      <text:p text:style-name="P9"/>
      <text:p text:style-name="P9">Pt1 – <text:span text:style-name="T18">Encriptació utilitzant Kleopatra</text:span></text:p>
      <text:p text:style-name="P10"><text:span text:style-name="T10">A</text:span><text:span text:style-name="T9">questa pràctica la realitzareu en grups </text:span><text:span text:style-name="T13">de 3 alumnes: </text:span><text:span text:style-name="T9">A, B </text:span><text:span text:style-name="T13">i</text:span><text:span text:style-name="T9"> C.</text:span></text:p>
      <text:list xml:id="list2320914874" text:style-name="WWNum1">
        <text:list-header>
          <text:p text:style-name="P18"><text:span text:style-name="T10">Kleopatra </text:span><text:span text:style-name="T11">(GnuPG) és un programari administrador de claus asimètriques. Instal·l</text:span><text:span text:style-name="T14">a’l i fes</text:span><text:span text:style-name="T10"> </text:span><text:span text:style-name="T11">les següents accions: </text:span><text:span text:style-name="T15">(adjunt</text:span><text:span text:style-name="T16">eu</text:span><text:span text:style-name="T15"> </text:span><text:span text:style-name="T17">captures de pantalla, </text:span><text:span text:style-name="T16">un conjunt per grup, explicant bé els diferents passos i tot allò que considereu rellevant en cada cas</text:span><text:span text:style-name="T17">)</text:span></text:p>
        </text:list-header>
      </text:list>
      <text:p text:style-name="P11"/>
      <text:p text:style-name="P11"/>
      <text:list xml:id="list114848729707236" text:continue-numbering="true" text:style-name="WWNum1">
        <text:list-header>
          <text:p text:style-name="P20"><text:span text:style-name="T14">1</text:span><text:span text:style-name="T9">) <text:s/></text:span><text:span text:style-name="T10">Crea un</text:span><text:span text:style-name="T12">a</text:span><text:span text:style-name="T10"> parella de claus noves, </text:span><text:span text:style-name="T9">de 4096 bytes i protegeix la clau secreta amb una passphrase </text:span><text:span text:style-name="T13">segura que recordis.</text:span></text:p>
          <text:p text:style-name="P21"><text:span text:style-name="T14">2</text:span><text:span text:style-name="T9">) <text:s/></text:span></text:p>
        </text:list-header>
      </text:list>
      <text:list xml:id="list3049234830" text:style-name="L1">
        <text:list-item>
          <text:p text:style-name="P19"><text:span text:style-name="T13">S</text:span><text:span text:style-name="T10">igna un fitxer amb la </text:span><text:span text:style-name="T13">t</text:span><text:span text:style-name="T10">eva clau privada i envia aquest fitxer a</text:span><text:span text:style-name="T13">ls </text:span><text:span text:style-name="T10"><text:s/></text:span><text:span text:style-name="T13">altres dos </text:span><text:span text:style-name="T10">company</text:span><text:span text:style-name="T13">s</text:span><text:span text:style-name="T10"> </text:span><text:span text:style-name="T13">del grup</text:span><text:span text:style-name="T10"> conjuntament amb la </text:span><text:span text:style-name="T13">t</text:span><text:span text:style-name="T10">eva clau pública.</text:span></text:p>
        </text:list-item>
        <text:list-item>
          <text:p text:style-name="P12">Importa l<text:span text:style-name="T20">es</text:span> clau<text:span text:style-name="T20">s</text:span> públi<text:span text:style-name="T20">ques</text:span> del<text:span text:style-name="T20">s</text:span> company<text:span text:style-name="T20">s</text:span> <text:span text:style-name="T20">que t’han enviat el fitxer </text:span>i desencripta <text:span text:style-name="T20">cadascun dels fitxers rebuts.</text:span></text:p>
        </text:list-item>
        <text:list-item>
          <text:p text:style-name="P13">Pots visualitzar el contingut dels dos fitxers rebuts?</text:p>
        </text:list-item>
        <text:list-item>
          <text:p text:style-name="P13">Els dos fitxers estan correctament signats per qui els ha enviat?</text:p>
          <text:p text:style-name="P22"><text:span text:style-name="T14">3</text:span><text:span text:style-name="T9">)</text:span></text:p>
        </text:list-item>
        <text:list-item text:start-value="1">
          <text:p text:style-name="P14">Igual que en l’apartat <text:span text:style-name="T23">[2a]</text:span>, signa un <text:span text:style-name="T19">fitxer amb la teva clau privada i envia aquest fitxer a</text:span><text:span text:style-name="T21">ls</text:span><text:span text:style-name="T19"> company</text:span><text:span text:style-name="T21">s</text:span><text:span text:style-name="T19"> </text:span><text:span text:style-name="T20">del grup</text:span><text:span text:style-name="T19"> </text:span>de manera que només <text:span text:style-name="T21">un d’</text:span>ell<text:span text:style-name="T21">s</text:span> pugui llegir-lo <text:span text:style-name="T20">(A </text:span><text:span text:style-name="T21">el prepara</text:span><text:span text:style-name="T20"> per a B, B </text:span><text:span text:style-name="T21">el prepara</text:span><text:span text:style-name="T20"> per a C i C </text:span><text:span text:style-name="T21">el prepara</text:span><text:span text:style-name="T20"> per a A; però cadascú envia el fitxer </text:span><text:span text:style-name="T21">preparat</text:span><text:span text:style-name="T20"> als altres dos del grup)</text:span></text:p>
        </text:list-item>
        <text:list-item>
          <text:p text:style-name="P13"><text:span text:style-name="T21">Prova d’accedir al contingut dels fitxers que has rebut dels </text:span>company<text:span text:style-name="T21">s</text:span></text:p>
        </text:list-item>
        <text:list-item>
          <text:p text:style-name="P15">Els fitxers que has rebut, estan correctament signats?</text:p>
        </text:list-item>
        <text:list-item>
          <text:p text:style-name="P15">Pots accedir al contingut de tots ells? Explica-ho</text:p>
          <text:p text:style-name="P23"><text:span text:style-name="T23">4</text:span>)</text:p>
        </text:list-item>
        <text:list-item text:start-value="1">
          <text:p text:style-name="P15">Ara farem servir encriptació híbrida: Utilitza una clau simètrica per a encriptar un fitxer a enviar a un company (A li enviarà a B, B a C i C a A). <text:span text:style-name="T22">Aquest fitxer no caldrà signar-lo. Tothom que tingui la clau simètrica podrà accedir al seu contingut.</text:span></text:p>
          <text:p text:style-name="P16"/>
          <text:p text:style-name="P16"><text:soft-page-break/></text:p>
        </text:list-item>
        <text:list-item>
          <text:p text:style-name="P16">La clau utilizada la signaràs i l’encriptaràs amb la clau pública del destinatari</text:p>
        </text:list-item>
        <text:list-item>
          <text:p text:style-name="P16">Enviaràs al destinatari el fitxer encriptat amb la clau simètrica juntament amb el fitxer de la clau signat i encriptat</text:p>
        </text:list-item>
        <text:list-item>
          <text:p text:style-name="P17">El receptor “autoritzat” del fitxer ha de poder desencriptar el fitxer original</text:p>
        </text:list-item>
        <text:list-item>
          <text:p text:style-name="P17">L’altre alumne del grup seria un “Trudy” i no ha de poder desencriptar el fitxer que anava adreçat al company. Comproveu-h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1">
      <number:year number:style="long"/>
    </number:date-style>
    <number:date-style style:name="N10104" number:language="ca" number:country="ES">
      <number:year number:style="long"/>
    </number:date-style>
    <number:date-style style:name="N2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996cm"/>
    </style:style>
    <style:style style:name="Taula15.B" style:family="table-column">
      <style:table-column-properties style:column-width="8.006cm"/>
    </style:style>
    <style:style style:name="Taula15.1" style:family="table-row">
      <style:table-row-properties style:min-row-height="0.905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en" fo:country="US" style:text-underline-style="none" fo:font-weight="bold" officeooo:rsid="003a33e3" officeooo:paragraph-rsid="003a33e3" style:font-size-asian="10pt" style:font-weight-asian="bold"/>
    </style:style>
    <style:style style:name="MP2" style:family="paragraph" style:parent-style-name="Footnote">
      <style:paragraph-properties fo:padding="0cm" fo:border="none" style:snap-to-layout-grid="false"/>
      <style:text-properties fo:language="en" fo:country="US" officeooo:paragraph-rsid="002e1fcc"/>
    </style:style>
    <style:style style:name="MP3" style:family="paragraph" style:parent-style-name="Footnote">
      <style:paragraph-properties fo:padding="0cm" fo:border="none"/>
      <style:text-properties fo:font-size="8pt" fo:language="en" fo:country="US" officeooo:paragraph-rsid="002e1fcc" style:font-size-asian="8pt" style:font-size-complex="8pt"/>
    </style:style>
    <style:style style:name="MP4" style:family="paragraph" style:parent-style-name="Footnote">
      <style:paragraph-properties fo:text-align="end" style:justify-single-word="false" fo:padding="0cm" fo:border="none" style:snap-to-layout-grid="false"/>
      <style:text-properties fo:language="en" fo:country="US" officeooo:paragraph-rsid="002e1fcc"/>
    </style:style>
    <style:style style:name="MP5" style:family="paragraph" style:parent-style-name="Standard">
      <style:paragraph-properties fo:text-align="end" style:justify-single-word="false"/>
      <style:text-properties fo:language="en" fo:country="US" officeooo:paragraph-rsid="002e1fcc"/>
    </style:style>
    <style:style style:name="MP6" style:family="paragraph" style:parent-style-name="Standard">
      <style:text-properties fo:language="en" fo:country="US"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style style:name="MT3" style:family="text">
      <style:text-properties fo:font-size="8pt" fo:language="ca" fo:country="ES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8cm" fo:margin-bottom="0.6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05cm" fo:margin-left="0cm" fo:margin-right="0cm" fo:margin-bottom="0.499cm" style:dynamic-spacing="false"/>
      </style:header-style>
      <style:footer-style>
        <style:header-footer-properties svg:height="1.609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gen 55" text:anchor-type="char" svg:x="-0.093cm" svg:y="-0.728cm" svg:width="6.72cm" svg:height="1.131cm" draw:z-index="3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1cm" svg:y="-0.568cm" svg:width="4.076cm" svg:height="0.988cm" draw:z-index="1"><draw:image xlink:href="Pictures/10000001000001B700000071E6A4831387C6A5D3.png" xlink:type="simple" xlink:show="embed" xlink:actuate="onLoad" draw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2"><text:span text:style-name="MT1">Nom arxiu: </text:span><text:span text:style-name="MT1"><text:file-name text:display="name-and-extension">ED2DAM_ACT_2223_M09_UF1_130_Pt1.odt</text:file-name></text:span></text:p>
              <text:p text:style-name="MP3">Elaborat: <text:s/><text:span text:style-name="MT2">Miquel Altayó</text:span></text:p>
            </table:table-cell>
            <table:table-cell table:style-name="Taula15.A1" office:value-type="string">
              <text:p text:style-name="MP4"><text:span text:style-name="MT1">Data: </text:span><text:span text:style-name="MT3"><text:date style:data-style-name="N34" text:date-value="2023-01-11T11:48:46.562930317">gener</text:date></text:span><text:span text:style-name="MT1"><text:s/></text:span><text:span text:style-name="MT1"><text:date style:data-style-name="N121" text:date-value="2023-01-11T11:48:46.563045987">2023</text:date></text:span></text:p>
              <text:p text:style-name="MP5"><text:span text:style-name="MT1">Pàg. </text:span><text:span text:style-name="MT1"><text:page-number text:select-page="current">2</text:page-number></text:span><text:span text:style-name="MT1"><text:s/>de </text:span><text:span text:style-name="MT1"><text:page-count style:num-format="1"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q </meta:initial-creator>
    <meta:creation-date>2014-09-24T09:05:51.882548463</meta:creation-date>
    <dc:date>2023-01-11T11:48:46.276801295</dc:date>
    <meta:editing-duration>PT10H32M15S</meta:editing-duration>
    <meta:editing-cycles>67</meta:editing-cycles>
    <meta:generator>LibreOffice/7.3.7.2$Linux_X86_64 LibreOffice_project/30$Build-2</meta:generator>
    <meta:document-statistic meta:table-count="2" meta:image-count="2" meta:object-count="0" meta:page-count="2" meta:paragraph-count="26" meta:word-count="374" meta:character-count="2174" meta:non-whitespace-character-count="1830"/>
  </office:meta>
</office:document-meta>
</file>